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office:font-face-decls>
  <office:automatic-styles>
    <style:style style:name="P1" style:family="paragraph" style:parent-style-name="Standard">
      <style:paragraph-properties fo:margin-left="0.1055in" fo:margin-right="0.3209in" fo:margin-top="0.0409in" fo:margin-bottom="0in" style:contextual-spacing="false" fo:line-height="150%" fo:text-align="center" style:justify-single-word="false" fo:text-indent="0in" style:auto-text-indent="false" fo:padding="0in" fo:border="none" style:shadow="none" style:join-border="false"/>
    </style:style>
    <style:style style:name="P2" style:family="paragraph" style:parent-style-name="Standard" style:list-style-name="WWNum1">
      <style:paragraph-properties fo:margin-left="0.2598in" fo:margin-right="0in" fo:line-height="150%" fo:text-align="justify" style:justify-single-word="false" fo:text-indent="-0.1535in" style:auto-text-indent="false" fo:padding="0in" fo:border="none" style:shadow="none" style:join-border="false">
        <style:tab-stops>
          <style:tab-stop style:position="0.2583in"/>
        </style:tab-stops>
      </style:paragraph-properties>
    </style:style>
    <style:style style:name="P3" style:family="paragraph" style:parent-style-name="Standard" style:list-style-name="WWNum1">
      <style:paragraph-properties fo:margin-left="0.25in" fo:margin-right="0in" fo:margin-top="0.0008in" fo:margin-bottom="0in" style:contextual-spacing="false" fo:line-height="150%" fo:text-align="justify" style:justify-single-word="false" fo:text-indent="-0.152in" style:auto-text-indent="false" fo:padding="0in" fo:border="none" style:shadow="none" style:join-border="false">
        <style:tab-stops>
          <style:tab-stop style:position="0.2583in"/>
        </style:tab-stops>
      </style:paragraph-properties>
    </style:style>
    <style:style style:name="P4" style:family="paragraph" style:parent-style-name="Standard" style:list-style-name="WWNum1">
      <style:paragraph-properties fo:margin-left="0.25in" fo:margin-right="0in" fo:line-height="150%" fo:text-align="justify" style:justify-single-word="false" fo:text-indent="-0.152in" style:auto-text-indent="false" fo:padding="0in" fo:border="none" style:shadow="none" style:join-border="false">
        <style:tab-stops>
          <style:tab-stop style:position="0.2583in"/>
        </style:tab-stops>
      </style:paragraph-properties>
    </style:style>
    <style:style style:name="P5" style:family="paragraph" style:parent-style-name="Standard" style:list-style-name="WWNum1">
      <style:paragraph-properties fo:margin-left="0.25in" fo:margin-right="0in" fo:margin-top="0.0417in" fo:margin-bottom="0in" style:contextual-spacing="false" fo:line-height="150%" fo:text-align="justify" style:justify-single-word="false" fo:text-indent="-0.152in" style:auto-text-indent="false" fo:padding="0in" fo:border="none" style:shadow="none" style:join-border="false">
        <style:tab-stops>
          <style:tab-stop style:position="0.2583in"/>
        </style:tab-stops>
      </style:paragraph-properties>
    </style:style>
    <style:style style:name="P6" style:family="paragraph" style:parent-style-name="Standard" style:list-style-name="WWNum1">
      <style:paragraph-properties fo:margin-left="0.252in" fo:margin-right="0in" fo:margin-top="0.0409in" fo:margin-bottom="0in" style:contextual-spacing="false" fo:line-height="150%" fo:text-align="justify" style:justify-single-word="false" fo:text-indent="-0.1535in" style:auto-text-indent="false" fo:padding="0in" fo:border="none" style:shadow="none" style:join-border="false">
        <style:tab-stops>
          <style:tab-stop style:position="0.2583in"/>
        </style:tab-stops>
      </style:paragraph-properties>
    </style:style>
    <style:style style:name="P7" style:family="paragraph" style:parent-style-name="Standard" style:list-style-name="WWNum1">
      <style:paragraph-properties fo:margin-left="0.252in" fo:margin-right="0in" fo:line-height="150%" fo:text-align="justify" style:justify-single-word="false" fo:text-indent="-0.1535in" style:auto-text-indent="false" fo:padding="0in" fo:border="none" style:shadow="none" style:join-border="false">
        <style:tab-stops>
          <style:tab-stop style:position="0.2583in"/>
        </style:tab-stops>
      </style:paragraph-properties>
    </style:style>
    <style:style style:name="P8" style:family="paragraph" style:parent-style-name="Standard">
      <style:paragraph-properties fo:margin-left="0.1055in" fo:margin-right="0.3228in" fo:line-height="150%" fo:text-align="justify" style:justify-single-word="false" fo:text-indent="0in" style:auto-text-indent="false" fo:padding="0in" fo:border="none" style:shadow="none" style:join-border="false"/>
    </style:style>
    <style:style style:name="P9" style:family="paragraph" style:parent-style-name="Standard">
      <style:paragraph-properties fo:margin-left="0.1063in" fo:margin-right="0.3189in" fo:margin-top="0.0409in" fo:margin-bottom="0in" style:contextual-spacing="false" fo:text-align="justify" style:justify-single-word="false" fo:text-indent="0in" style:auto-text-indent="false" fo:padding="0in" fo:border="none" style:shadow="none" style:join-border="false"/>
    </style:style>
    <style:style style:name="P10" style:family="paragraph" style:parent-style-name="Standard">
      <style:paragraph-properties fo:margin-left="0.1063in" fo:margin-right="0.3228in" fo:margin-top="0.0409in" fo:margin-bottom="0in" style:contextual-spacing="false" fo:text-align="justify" style:justify-single-word="false" fo:text-indent="0in" style:auto-text-indent="false" fo:padding="0in" fo:border="none" style:shadow="none" style:join-border="false"/>
    </style:style>
    <style:style style:name="P11" style:family="paragraph" style:parent-style-name="Standard" style:list-style-name="WWNum4">
      <style:paragraph-properties fo:margin-left="0.1063in" fo:margin-right="0.3189in" fo:margin-top="0.0409in" fo:margin-bottom="0in" style:contextual-spacing="false" fo:text-align="justify" style:justify-single-word="false" fo:text-indent="0in" style:auto-text-indent="false" fo:padding="0in" fo:border="none" style:shadow="none" style:join-border="false">
        <style:tab-stops>
          <style:tab-stop style:position="0.261in"/>
        </style:tab-stops>
      </style:paragraph-properties>
    </style:style>
    <style:style style:name="P12" style:family="paragraph" style:parent-style-name="Standard" style:list-style-name="WWNum2">
      <style:paragraph-properties fo:margin-left="0.1063in" fo:margin-right="0.3189in" fo:margin-top="0.0409in" fo:margin-bottom="0in" style:contextual-spacing="false" fo:text-align="justify" style:justify-single-word="false" fo:text-indent="0in" style:auto-text-indent="false" fo:padding="0in" fo:border="none" style:shadow="none" style:join-border="false">
        <style:tab-stops>
          <style:tab-stop style:position="0.261in"/>
        </style:tab-stops>
      </style:paragraph-properties>
    </style:style>
    <style:style style:name="P13" style:family="paragraph" style:parent-style-name="Standard" style:list-style-name="WWNum4">
      <style:paragraph-properties fo:margin-left="0.1063in" fo:margin-right="0.3189in" fo:margin-top="0.0409in" fo:margin-bottom="0in" style:contextual-spacing="false" fo:text-align="justify" style:justify-single-word="false" fo:text-indent="0in" style:auto-text-indent="false" fo:padding="0in" fo:border="none" style:shadow="none" style:join-border="false">
        <style:tab-stops>
          <style:tab-stop style:position="0.2764in"/>
        </style:tab-stops>
      </style:paragraph-properties>
    </style:style>
    <style:style style:name="P14" style:family="paragraph" style:parent-style-name="Standard" style:list-style-name="WWNum4">
      <style:paragraph-properties fo:margin-left="0.1063in" fo:margin-right="0.3189in" fo:margin-top="0.0409in" fo:margin-bottom="0in" style:contextual-spacing="false" fo:text-align="justify" style:justify-single-word="false" fo:text-indent="0in" style:auto-text-indent="false" fo:padding="0in" fo:border="none" style:shadow="none" style:join-border="false">
        <style:tab-stops>
          <style:tab-stop style:position="0.2681in"/>
        </style:tab-stops>
      </style:paragraph-properties>
    </style:style>
    <style:style style:name="P15" style:family="paragraph" style:parent-style-name="Standard" style:list-style-name="WWNum2">
      <style:paragraph-properties fo:margin-left="0.1063in" fo:margin-right="0.3189in" fo:margin-top="0.0409in" fo:margin-bottom="0in" style:contextual-spacing="false" fo:text-align="justify" style:justify-single-word="false" fo:text-indent="0in" style:auto-text-indent="false" fo:padding="0in" fo:border="none" style:shadow="none" style:join-border="false">
        <style:tab-stops>
          <style:tab-stop style:position="0.2681in"/>
        </style:tab-stops>
      </style:paragraph-properties>
    </style:style>
    <style:style style:name="P16" style:family="paragraph" style:parent-style-name="Standard" style:list-style-name="WWNum2">
      <style:paragraph-properties fo:margin-left="0.1063in" fo:margin-right="0.3189in" fo:margin-top="0.0409in" fo:margin-bottom="0in" style:contextual-spacing="false" fo:text-align="justify" style:justify-single-word="false" fo:text-indent="0in" style:auto-text-indent="false" fo:padding="0in" fo:border="none" style:shadow="none" style:join-border="false">
        <style:tab-stops>
          <style:tab-stop style:position="0.2528in"/>
        </style:tab-stops>
      </style:paragraph-properties>
    </style:style>
    <style:style style:name="P17" style:family="paragraph" style:parent-style-name="Standard" style:list-style-name="WWNum2">
      <style:paragraph-properties fo:margin-left="0.1063in" fo:margin-right="0.3189in" fo:margin-top="0.0409in" fo:margin-bottom="0in" style:contextual-spacing="false" fo:text-align="justify" style:justify-single-word="false" fo:text-indent="0in" style:auto-text-indent="false" fo:padding="0in" fo:border="none" style:shadow="none" style:join-border="false">
        <style:tab-stops>
          <style:tab-stop style:position="0.2646in"/>
        </style:tab-stops>
      </style:paragraph-properties>
    </style:style>
    <style:style style:name="P18" style:family="paragraph" style:parent-style-name="Standard">
      <style:paragraph-properties fo:margin-left="0.1063in" fo:margin-right="0.3189in" fo:margin-top="0.0409in" fo:margin-bottom="0in" style:contextual-spacing="false" fo:text-align="justify" style:justify-single-word="false" fo:text-indent="0in" style:auto-text-indent="false" fo:padding="0in" fo:border="none" style:shadow="none" style:join-border="false">
        <style:tab-stops>
          <style:tab-stop style:position="0.2646in"/>
        </style:tab-stops>
      </style:paragraph-properties>
    </style:style>
    <style:style style:name="P19" style:family="paragraph" style:parent-style-name="Standard">
      <style:paragraph-properties fo:margin-left="0.1063in" fo:margin-right="0.3189in" fo:margin-top="0.0409in" fo:margin-bottom="0in" style:contextual-spacing="false" fo:text-align="justify" style:justify-single-word="false" fo:text-indent="0in" style:auto-text-indent="false" fo:padding="0in" fo:border="none" style:shadow="none" style:join-border="false"/>
      <style:text-properties fo:color="#000000" loext:opacity="100%" style:font-name="Segoe UI" fo:font-size="10pt" style:font-size-asian="10pt" style:font-name-complex="Segoe UI1" style:font-size-complex="10pt"/>
    </style:style>
    <style:style style:name="P20" style:family="paragraph" style:parent-style-name="Standard">
      <style:paragraph-properties fo:margin-left="0.1063in" fo:margin-right="0.3189in" fo:margin-top="0.098in" fo:margin-bottom="0in" style:contextual-spacing="false" fo:text-align="justify" style:justify-single-word="false" fo:text-indent="0in" style:auto-text-indent="false" fo:padding="0in" fo:border="none" style:shadow="none" style:join-border="false"/>
      <style:text-properties fo:color="#000000" loext:opacity="100%" style:font-name="Segoe UI" fo:font-size="10pt" style:font-size-asian="10pt" style:font-name-complex="Segoe UI1" style:font-size-complex="10pt"/>
    </style:style>
    <style:style style:name="P21" style:family="paragraph" style:parent-style-name="Standard">
      <style:paragraph-properties fo:margin-left="0.1055in" fo:margin-right="0.3228in" fo:line-height="150%" fo:text-align="justify" style:justify-single-word="false" fo:text-indent="0in" style:auto-text-indent="false" fo:padding="0in" fo:border="none" style:shadow="none" style:join-border="false"/>
      <style:text-properties fo:color="#000000" loext:opacity="100%" style:font-name="Segoe UI" fo:font-size="10pt" style:font-size-asian="10pt" style:font-name-complex="Segoe UI1" style:font-size-complex="10pt"/>
    </style:style>
    <style:style style:name="P22" style:family="paragraph" style:parent-style-name="Standard">
      <style:paragraph-properties fo:margin-left="0.1063in" fo:margin-right="0.3189in" fo:margin-top="0.0409in" fo:margin-bottom="0in" style:contextual-spacing="false" fo:text-align="justify" style:justify-single-word="false" fo:text-indent="0in" style:auto-text-indent="false" fo:padding="0in" fo:border="none" style:shadow="none" style:join-border="false">
        <style:tab-stops>
          <style:tab-stop style:position="0.2646in"/>
        </style:tab-stops>
      </style:paragraph-properties>
      <style:text-properties style:font-name="Segoe UI" fo:font-size="10pt" style:font-size-asian="10pt" style:font-name-complex="Segoe UI1" style:font-size-complex="10pt"/>
    </style:style>
    <style:style style:name="T1" style:family="text">
      <style:text-properties fo:color="#4f81bd" loext:opacity="100%" style:font-name="Segoe UI" fo:font-size="10pt" fo:font-weight="bold" style:font-size-asian="10pt" style:font-weight-asian="bold" style:font-name-complex="Segoe UI1" style:font-size-complex="10pt"/>
    </style:style>
    <style:style style:name="T2" style:family="text">
      <style:text-properties fo:color="#000000" loext:opacity="100%" style:font-name="Segoe UI" fo:font-size="10pt" style:font-size-asian="10pt" style:font-name-complex="Segoe UI1" style:font-size-complex="10pt"/>
    </style:style>
    <style:style style:name="T3" style:family="text">
      <style:text-properties fo:color="#000000" loext:opacity="100%" style:font-name="Segoe UI" fo:font-size="10pt" officeooo:rsid="0001f4ad" style:font-size-asian="10pt" style:font-name-complex="Segoe UI1" style:font-size-complex="10pt"/>
    </style:style>
    <style:style style:name="T4" style:family="text">
      <style:text-properties fo:color="#000000" loext:opacity="100%" style:font-name="Segoe UI" fo:font-size="10pt" fo:font-weight="bold" style:font-size-asian="10pt" style:font-weight-asian="bold" style:font-name-complex="Segoe UI1" style:font-size-complex="10pt"/>
    </style:style>
    <style:style style:name="T5" style:family="text">
      <style:text-properties fo:color="#000000" loext:opacity="100%" style:font-name="Segoe UI" fo:font-size="10pt" style:text-underline-style="solid" style:text-underline-width="auto" style:text-underline-color="font-color" style:font-size-asian="10pt" style:font-name-complex="Segoe UI1" style:font-size-complex="10pt"/>
    </style:style>
    <style:style style:name="T6" style:family="text">
      <style:text-properties fo:color="#000000" loext:opacity="100%" style:font-name="Segoe UI" fo:font-size="10pt" fo:font-style="italic" style:font-size-asian="10pt" style:font-style-asian="italic" style:font-name-complex="Segoe UI1" style:font-size-complex="10pt"/>
    </style:style>
    <style:style style:name="T7" style:family="text">
      <style:text-properties fo:color="#0070c0" loext:opacity="100%" fo:font-size="10pt" style:font-size-asian="10pt" style:font-size-complex="10pt"/>
    </style:style>
    <style:style style:name="T8" style:family="text">
      <style:text-properties style:font-name="Segoe UI" fo:font-size="10pt" fo:font-weight="bold" style:font-size-asian="10pt" style:font-weight-asian="bold" style:font-name-complex="Segoe UI1" style:font-size-complex="10pt"/>
    </style:style>
    <style:style style:name="T9" style:family="text">
      <style:text-properties style:font-name="Segoe UI" fo:font-size="10pt" style:font-size-asian="10pt" style:font-name-complex="Segoe UI1" style:font-size-complex="10pt"/>
    </style:style>
    <style:style style:name="T10" style:family="text">
      <style:text-properties fo:color="#0562c1" loext:opacity="100%" style:font-name="Segoe UI" fo:font-size="10pt" style:font-size-asian="10pt" style:font-name-complex="Segoe UI1" style:font-size-complex="10pt"/>
    </style:style>
    <style:style style:name="T11"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IVACY POLICY</text:span></text:p>
      <text:p text:style-name="P9"><text:span text:style-name="T2">In questa pagina si descrivono le modalità di gestione del sito in riferimento al trattamento dei dati personali degli utenti che lo consultano. Si tratta di un’informativa che è resa ai sensi dell'art. 13 del Regolamento UE 2016/679 (c.d. GDPR) a coloro che interagiscono con i servizi web della Associazione di Promozione Sociale </text:span><text:span text:style-name="T4">IdeeinScena</text:span><text:span text:style-name="T2"> (oppure </text:span><text:span text:style-name="T4">IdeeinScena Aps)</text:span><text:span text:style-name="T2"> accessibili per via telematica dall’indirizzo: </text:span><text:span text:style-name="T7">www.ideeinscena.com</text:span>.<text:span text:style-name="T2"> </text:span></text:p>
      <text:p text:style-name="P9"><text:span text:style-name="T2">Si informa che le indicazioni riportate nel pr</text:span><text:bookmark text:name="_GoBack"/><text:span text:style-name="T2">esente sito possono essere soggette a variazione, al fine di essere sempre aggiornate alla normativa vigente. Si consiglia pertanto di prendere periodicamente visione dell’informativa.</text:span></text:p>
      <text:p text:style-name="P19"/>
      <text:list xml:id="list1673039859" text:style-name="WWNum1">
        <text:list-item>
          <text:list>
            <text:list-item>
              <text:p text:style-name="P2"><text:span text:style-name="T4">Tipologia di dati trattati</text:span></text:p>
            </text:list-item>
          </text:list>
        </text:list-item>
      </text:list>
      <text:p text:style-name="P9"><text:span text:style-name="T2">I dati oggetto del trattamento sono i dati di navigazione e i dati forniti volontariamente dall'utente, come di seguito definiti.</text:span></text:p>
      <text:p text:style-name="P9"><text:span text:style-name="T5">Dati di navigazione</text:span></text:p>
      <text:p text:style-name="P9"><text:span text:style-name="T2">I sistemi informatici e le procedure software preposte al funzionamento di questo sito web acquisiscono, nel corso del loro normale esercizio, alcuni dati personali la cui trasmissione è implicita nell’uso dei protocolli di comunicazione di Internet. Si tratta di informazioni che non sono raccolte per essere associate a interessati identificati, ma che per loro stessa natura, potrebbero, attraverso elaborazioni ed associazioni con dati detenuti da terzi, permettere di identificare gli utenti.</text:span></text:p>
      <text:p text:style-name="P9"><text:span text:style-name="T2">In questa categoria di dati rientrano gli indirizzi IP o i nomi a dominio dei computer utilizzati dagli utenti che si connettono al sito, gli indirizzi in notazione URI (Uniform Resource Identifier) delle risorse richieste, l’orario della richiesta, il metodo utilizzato nel sottoporre la richiesta al server, la dimensione del file ottenuto in risposta, il codice numerico indicante lo stato della risposta data al server ed altri parametri relativi al sistema operativo e all’ambiente informatico dell’utente.</text:span></text:p>
      <text:p text:style-name="P9"><text:span text:style-name="T2">Questi dati vengono utilizzati al solo fine di ricavare informazioni statistiche anonime sull’uso del sito e per controllarne il corretto funzionamento e vengono cancellati immediatamente dopo l’elaborazione. </text:span></text:p>
      <text:p text:style-name="P9"><text:span text:style-name="T5">Dati forniti volontariamente dall’utente</text:span></text:p>
      <text:p text:style-name="P9"><text:span text:style-name="T2">L’invio facoltativo, esplicito e volontario di posta elettronica agli indirizzi indicati nel sito, comporta la successiva acquisizione dell’indirizzo del mittente, necessario per rispondere alle richieste, nonché degli altri eventuali dati personali contenuti nella missiva. Specifiche eventuali informative di sintesi vengono riportate o visualizzate nelle pagine del Sito predisposte per i servizi a richiesta, in modo tale da richiamare l’attenzione dell’interessato sul trattamento dei suoi dati personali.</text:span></text:p>
      <text:p text:style-name="P19"/>
      <text:list xml:id="list104706151377248" text:continue-numbering="true" text:style-name="WWNum1">
        <text:list-item>
          <text:list>
            <text:list-item>
              <text:p text:style-name="P3"><text:span text:style-name="T4">Finalità del trattamento</text:span></text:p>
            </text:list-item>
          </text:list>
        </text:list-item>
      </text:list>
      <text:p text:style-name="P9"><text:span text:style-name="T2">Il trattamento dei dati è diretto esclusivamente al raggiungimento delle seguenti finalità:</text:span></text:p>
      <text:list text:style-name="WWNum4">
        <text:list-item>
          <text:p text:style-name="P11"><text:span text:style-name="T2">finalità connesse all'utilizzo dei servizi offerti per la navigazione dal sito;</text:span></text:p>
        </text:list-item>
        <text:list-item>
          <text:p text:style-name="P13"><text:span text:style-name="T2">attività connesse e strumentali alla gestione delle richieste di contatto;</text:span></text:p>
        </text:list-item>
        <text:list-item>
          <text:p text:style-name="P13"><text:span text:style-name="T2">accesso a servizi quali newsletter, consultazione materiali, mailing list, iscrizione ad eventi, aree riservate, download, nonché gestione di operazioni afferenti e conseguenti alla/e donazione/i, informazioni su iniziative, attività e progetti riservati ai sostenitori ed ai donatori, anche potenziali, in formato cartaceo e digitale, richieste di adesione a campagne di raccolta fondi, sondaggi, petizioni, </text:span></text:p>
        </text:list-item>
        <text:list-item>
          <text:p text:style-name="P14"><text:span text:style-name="T2">trattare i dati relativi a curriculum per la valutazione delle candidature lavorative o dati relativi a proposte di collaborazione.</text:span></text:p>
        </text:list-item>
      </text:list>
      <text:p text:style-name="P9"><text:span text:style-name="T2">Il conferimento dei dati per le finalità di cui alle lettere c) e d) è facoltativo e va prestato secondo le modalità di cui all'art. 7 del GDPR. Le comunicazioni relative all’attività di marketing potranno avvenire mediante l’utilizzo di modalità tradizionali (es: posta cartacea, telefonate) e telematiche (es: e-mail).</text:span></text:p>
      <text:p text:style-name="P19"/>
      <text:list xml:id="list104705628142588" text:continue-list="list104706151377248" text:style-name="WWNum1">
        <text:list-item>
          <text:list>
            <text:list-item>
              <text:p text:style-name="P6"><text:span text:style-name="T4">Modalità di trattamento</text:span></text:p>
            </text:list-item>
          </text:list>
        </text:list-item>
      </text:list>
      <text:p text:style-name="P9"><text:span text:style-name="T2">Il trattamento dei dati potrà consistere, oltre che nella loro raccolta, nella loro registrazione, organizzazione, conservazione, consultazione, elaborazione, modificazione, selezione, estrazione, raffronto, utilizzo, interconnessione, blocco, comunicazione, cancellazione e distruzione, secondo quanto previsto dall’art. 4 n. 2) del GDPR. Potrà essere effettuato sia con l’utilizzo di supporto cartaceo, sia con l’ausilio di strumenti elettronici, informatici e telematici, secondo modalità e con strumenti idonei a garantire la sicurezza e la riservatezza dei dati stessi. In particolare, saranno adottate tutte le misure tecniche e organizzative adeguate alla </text:span><text:soft-page-break/><text:span text:style-name="T2">protezione dei dati ai fini di soddisfare i requisiti di legge e di tutelare i diritti degli interessati.</text:span></text:p>
      <text:p text:style-name="P9"><text:span text:style-name="T2">Il trattamento viene effettuato attraverso sistemi automatizzati per un periodo strettamente necessario a conseguire gli scopi per cui sono stati raccolti e comunque, in conformità alle disposizioni legislative vigenti. </text:span></text:p>
      <text:p text:style-name="P9"><text:span text:style-name="T2">In particolare, i Suoi dati saranno conservati nel rispetto del principio di proporzionalità e salvo Sua revoca del consenso o specifica necessità per adempiere ad obbligo di legge, fino a che non siano state perseguite le finalità del trattamento. I Dati saranno quindi conservati per le finalità relative le donazioni, nel corso del periodo in cui sosterrai l’Associazione di Promozione Sociale </text:span><text:span text:style-name="T4">IdeeinScena</text:span><text:span text:style-name="T2"> e sino ai dieci anni successivi l’ultima donazione, anche atteso l’obbligo di conservazione </text:span><text:span text:style-name="T6">ex lege</text:span><text:span text:style-name="T2"> delle scritture. Per quanto attiene le attività informative, di raccolta fondi e di profilazione, i Suoi Dati saranno conservati fintanto che sosterrai l’Associazione di Promozione Sociale </text:span><text:span text:style-name="T4">IdeeinScena</text:span><text:span text:style-name="T2"> e successivamente per il periodo di 10 anni atteso l’interesse l’Associazione di Promozione Sociale </text:span><text:span text:style-name="T4">IdeeinScena</text:span><text:span text:style-name="T2"> a ricevere sostegno economico e condivisione alle proprie iniziative da parte di tutte le persone disponibili a supportare le nostre attività.</text:span></text:p>
      <text:p text:style-name="P19"/>
      <text:list xml:id="list104705962728755" text:continue-numbering="true" text:style-name="WWNum1">
        <text:list-item>
          <text:list>
            <text:list-item>
              <text:p text:style-name="P7"><text:span text:style-name="T4">Comunicazione e diffusione dei dati</text:span></text:p>
            </text:list-item>
          </text:list>
        </text:list-item>
      </text:list>
      <text:p text:style-name="P9"><text:span text:style-name="T2">I dati non saranno diffusi e verranno trattati dalle persone autorizzate al trattamento dei dati in funzione delle mansioni svolte e adeguatamente istruite. I dati potranno essere comunicati a soggetti esterni tra cui anche i Responsabili nominati ai sensi dell’art. 28 del GDPR. In particolare, i dati potranno essere comunicati alle seguenti categorie di soggetti, di seguito elencate a titolo esemplificativo e non esaustivo: istituti bancari e società specializzate nella gestione dei pagamenti e nell’assicurazione del credito, studi legali e di consulenza, pubbliche autorità o amministrazioni per gli adempimenti di legge, fornitori italiani ed esteri, società di finanziamento.</text:span></text:p>
      <text:p text:style-name="P9"><text:span text:style-name="T2">Si precisa che un elenco dettagliato dei Responsabili del trattamento è disponibile presso la sede legale di via Conciliazione, n. 15.</text:span></text:p>
      <text:p text:style-name="P9"><text:span text:style-name="T2">Per tutte le finalità indicate nella presente informativa i Vostri dati potranno essere comunicati anche all’estero, all’interno e all’esterno dell’Unione Europea, nel rispetto dei diritti e delle garanzie previsti dalla normativa vigente, previa verifica che il Paese in questione garantisca un livello di protezione adeguato ai sensi di quanto previsto dal GDPR.</text:span></text:p>
      <text:p text:style-name="P20"/>
      <text:list xml:id="list104705412387767" text:continue-numbering="true" text:style-name="WWNum1">
        <text:list-item>
          <text:list>
            <text:list-item>
              <text:p text:style-name="P4"><text:span text:style-name="T4">Diritti dell’interessato</text:span></text:p>
            </text:list-item>
          </text:list>
        </text:list-item>
      </text:list>
      <text:p text:style-name="P9"><text:span text:style-name="T2">In relazione ai predetti dati potranno essere esercitati tutti i diritti di cui all’art. 7 del Codice Privacy e degli artt. 15, 16, 17, 18, 20 e 21 del GDPR, e nello specifico:</text:span></text:p>
      <text:list text:style-name="WWNum2">
        <text:list-item>
          <text:p text:style-name="P12"><text:span text:style-name="T2">il diritto di accesso ai dati personali;</text:span></text:p>
        </text:list-item>
        <text:list-item>
          <text:p text:style-name="P15"><text:span text:style-name="T2">la loro rettifica in caso di inesattezza;</text:span></text:p>
        </text:list-item>
        <text:list-item>
          <text:p text:style-name="P16"><text:span text:style-name="T2">la cancellazione dei dati;</text:span></text:p>
        </text:list-item>
        <text:list-item>
          <text:p text:style-name="P15"><text:span text:style-name="T2">la limitazione al trattamento;</text:span></text:p>
        </text:list-item>
        <text:list-item>
          <text:p text:style-name="P17"><text:span text:style-name="T2">l’opposizione al trattamento;</text:span></text:p>
        </text:list-item>
        <text:list-item>
          <text:p text:style-name="P17"><text:span text:style-name="T2">il diritto alla portabilità dei dati, ossia di ricevere in formato strutturato, di uso comune e leggibile da dispositivo automatico, i dati personali forniti e di ottenerne il trasferimento presso un altro Titolare del trattamento senza impedimenti. In caso di violazione delle presenti disposizioni, l’interessato al trattamento ha il diritto di proporre reclamo presso la competente Autorità di Controllo. </text:span></text:p>
        </text:list-item>
      </text:list>
      <text:p text:style-name="P18"><text:span text:style-name="T2">Per ulteriori delucidazioni in merito alla presente informativa o sulla tematica privacy, ovvero per esercitare i diritti o revocare il consenso, potrete scrivere a</text:span><text:span text:style-name="T10"> </text:span><text:a xlink:type="simple" xlink:href="mailto:ideeinscenadesio@gmail.com" text:style-name="Internet_20_link" text:visited-style-name="Visited_20_Internet_20_Link"><text:span text:style-name="Internet_20_link"><text:span text:style-name="T11">ideeinscenadesio@gmail.com</text:span></text:span></text:a><text:span text:style-name="T11">.</text:span></text:p>
      <text:p text:style-name="P22"/>
      <text:list xml:id="list104705072473524" text:continue-list="list104705412387767" text:style-name="WWNum1">
        <text:list-item>
          <text:list>
            <text:list-item>
              <text:p text:style-name="P5"><text:span text:style-name="T4">Revoca del consenso</text:span></text:p>
            </text:list-item>
          </text:list>
        </text:list-item>
      </text:list>
      <text:p text:style-name="P9"><text:span text:style-name="T2">Il consenso prestato in ordine al trattamento dei propri dati personali potrà essere revocato in qualsiasi momento, senza che ciò pregiudichi la liceità del trattamento dei dati effettuato nel periodo antecedente alla revoca stessa, ovvero ulteriori trattamenti fondati su basi giuridiche diverse rispetto al consenso.</text:span></text:p>
      <text:p text:style-name="P19"/>
      <text:list xml:id="list104706124781903" text:continue-numbering="true" text:style-name="WWNum1">
        <text:list-item>
          <text:list>
            <text:list-item>
              <text:p text:style-name="P3"><text:span text:style-name="T4">Titolare e Responsabile del Trattamento</text:span></text:p>
            </text:list-item>
          </text:list>
        </text:list-item>
      </text:list>
      <text:p text:style-name="P10"><text:span text:style-name="T2">Titolare del trattamento è </text:span><text:span text:style-name="T4">IdeeinScena Aps</text:span><text:span text:style-name="T2">.</text:span></text:p>
      <text:p text:style-name="P10"><text:span text:style-name="T2">Responsabile del trattamento o Designato è </text:span><text:span text:style-name="T4">Arienti Roberta Nerina</text:span><text:span text:style-name="T2">.</text:span></text:p>
      <text:p text:style-name="P21"/>
      <text:p text:style-name="P8"><text:soft-page-break/><text:span text:style-name="T2">Desio, </text:span><text:span text:style-name="T3">23</text:span><text:span text:style-name="T2">/</text:span><text:span text:style-name="T3">09</text:span><text:span text:style-name="T2">/202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t" fo:country="IT"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Calibri" fo:font-size="11pt" fo:language="it" fo:country="IT"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0" fo:widows="0" style:writing-mode="lr-tb"/>
      <style:text-properties style:font-name="Arial" fo:font-family="Arial" style:font-family-generic="roman" style:font-pitch="variable" style:font-name-asian="Arial1" style:font-family-asian="Arial" style:font-family-generic-asian="system" style:font-pitch-asian="variable" style:language-asian="it" style:country-asian="IT"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3" style:display-name="Heading 3" style:family="paragraph" style:parent-style-name="Standard" style:next-style-name="Standard" loext:linked-style-name="Titolo_20_3_20_Carattere" style:default-outline-level="3" style:list-style-name="" style:class="text">
      <style:paragraph-properties fo:margin-left="0.1055in" fo:margin-right="0in" fo:text-indent="0in" style:auto-text-indent="false"/>
      <style:text-properties fo:font-weight="bold" style:font-weight-asian="bold"/>
    </style:style>
    <style:style style:name="Default_20_Paragraph_20_Font" style:display-name="Default Paragraph Font" style:family="text"/>
    <style:style style:name="Titolo_20_3_20_Carattere" style:display-name="Titolo 3 Carattere" style:family="text" style:parent-style-name="Default_20_Paragraph_20_Font" loext:linked-style-name="Heading_20_3">
      <style:text-properties style:font-name="Arial" fo:font-family="Arial" style:font-family-generic="roman" style:font-pitch="variable" fo:font-weight="bold" style:font-name-asian="Arial1" style:font-family-asian="Arial" style:font-family-generic-asian="system" style:font-pitch-asian="variable" style:language-asian="it" style:country-asian="IT" style:font-weight-asian="bold" style:font-name-complex="Arial1" style:font-family-complex="Arial"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2" style:display-name="ListLabel 2" style:family="text">
      <style:text-properties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0" style:display-name="ListLabel 20" style:family="text">
      <style:text-properties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21" style:display-name="ListLabel 21" style:family="text">
      <style:text-properties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text:start-value="14">
        <style:list-level-properties text:list-level-position-and-space-mode="label-alignment">
          <style:list-level-label-alignment text:label-followed-by="listtab" fo:text-indent="-0.1654in" fo:margin-left="0.105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1516in" fo:margin-left="0.25in"/>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fo:text-indent="-0.152in" fo:margin-left="1.0256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152in" fo:margin-left="1.788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1516in" fo:margin-left="2.5508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152in" fo:margin-left="3.3134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152in" fo:margin-left="4.0752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152in" fo:margin-left="4.837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152in" fo:margin-left="5.6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1555in" fo:margin-left="0.1055in"/>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1555in" fo:margin-left="0.8126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555in" fo:margin-left="1.5138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555in" fo:margin-left="2.2154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555in" fo:margin-left="2.916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555in" fo:margin-left="3.6181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555in" fo:margin-left="4.3193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555in" fo:margin-left="5.0209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555in" fo:margin-left="5.72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text:start-value="4">
        <style:list-level-properties text:list-level-position-and-space-mode="label-alignment">
          <style:list-level-label-alignment text:label-followed-by="listtab" fo:text-indent="-0.1339in" fo:margin-left="0.144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3055in" fo:margin-left="0.4102in"/>
        </style:list-level-properties>
      </text:list-level-style-number>
      <text:list-level-style-number text:level="3" text:style-name="ListLabel_20_21" loext:num-list-format="%2%.%3%" style:num-format="1" text:display-levels="2">
        <style:list-level-properties text:list-level-position-and-space-mode="label-alignment">
          <style:list-level-label-alignment text:label-followed-by="listtab" fo:text-indent="-0.2063in" fo:margin-left="0.4508in"/>
        </style:list-level-properties>
      </text:list-level-style-number>
      <text:list-level-style-bullet text:level="4" text:style-name="ListLabel_20_22" loext:num-list-format="•" style:num-suffix="•" text:bullet-char="•">
        <style:list-level-properties text:list-level-position-and-space-mode="label-alignment">
          <style:list-level-label-alignment text:label-followed-by="listtab" fo:text-indent="-0.2071in" fo:margin-left="2.6807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071in" fo:margin-left="2.6654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071in" fo:margin-left="2.6508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071in" fo:margin-left="2.6362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071in" fo:margin-left="2.6217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071in" fo:margin-left="2.607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1555in" fo:margin-left="0.1055in"/>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1555in" fo:margin-left="0.8126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555in" fo:margin-left="1.5138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555in" fo:margin-left="2.2154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555in" fo:margin-left="2.916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555in" fo:margin-left="3.6181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555in" fo:margin-left="4.3193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555in" fo:margin-left="5.0209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555in" fo:margin-left="5.72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atia Corbetta</meta:initial-creator>
    <meta:editing-cycles>13</meta:editing-cycles>
    <meta:creation-date>2018-06-12T11:16:00</meta:creation-date>
    <dc:date>2022-09-23T10:47:04.748839276</dc:date>
    <meta:editing-duration>PT1H59M32S</meta:editing-duration>
    <meta:generator>LibreOffice/7.4.1.2$MacOSX_AARCH64 LibreOffice_project/3c58a8f3a960df8bc8fd77b461821e42c061c5f0</meta:generator>
    <meta:document-statistic meta:table-count="0" meta:image-count="0" meta:object-count="0" meta:page-count="3" meta:paragraph-count="41" meta:word-count="1205" meta:character-count="8445" meta:non-whitespace-character-count="7293"/>
    <meta:user-defined meta:name="AppVersion">15.0000</meta:user-defined>
    <meta:template xlink:type="simple" xlink:actuate="onRequest" xlink:title="Normal" xlink:href=""/>
  </office:meta>
</office:document-meta>
</file>